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a5dd" officeooo:paragraph-rsid="0009a5dd"/>
    </style:style>
    <style:style style:name="P2" style:family="paragraph" style:parent-style-name="Text_20_body" style:list-style-name="List_20_1">
      <style:text-properties officeooo:rsid="0009a5dd" officeooo:paragraph-rsid="0009a5dd"/>
    </style:style>
    <style:style style:name="P3" style:family="paragraph" style:parent-style-name="Text_20_body">
      <style:paragraph-properties fo:text-align="center" style:justify-single-word="false"/>
      <style:text-properties officeooo:paragraph-rsid="0009a5dd"/>
    </style:style>
    <style:style style:name="P4" style:family="paragraph" style:parent-style-name="Text_20_body" style:list-style-name="List_20_1">
      <style:text-properties style:text-underline-style="none" officeooo:rsid="000b4178" officeooo:paragraph-rsid="000b4178"/>
    </style:style>
    <style:style style:name="P5" style:family="paragraph" style:parent-style-name="Text_20_body" style:list-style-name="List_20_1">
      <style:text-properties style:text-underline-style="none" officeooo:rsid="000b4178" officeooo:paragraph-rsid="000cdaf0"/>
    </style:style>
    <style:style style:name="P6" style:family="paragraph" style:parent-style-name="Text_20_body" style:list-style-name="List_20_1">
      <style:text-properties style:text-underline-style="none" officeooo:rsid="000cdaf0" officeooo:paragraph-rsid="000cdaf0"/>
    </style:style>
    <style:style style:name="P7" style:family="paragraph" style:parent-style-name="Text_20_body">
      <style:text-properties style:text-underline-style="none" officeooo:rsid="000cdaf0" officeooo:paragraph-rsid="000cdaf0"/>
    </style:style>
    <style:style style:name="P8" style:family="paragraph" style:parent-style-name="Text_20_body" style:list-style-name="List_20_1">
      <style:text-properties style:text-underline-style="none" officeooo:rsid="000d5e31" officeooo:paragraph-rsid="000d5e31"/>
    </style:style>
    <style:style style:name="P9" style:family="paragraph" style:parent-style-name="Heading_20_1">
      <style:paragraph-properties fo:text-align="center" style:justify-single-word="false"/>
      <style:text-properties officeooo:paragraph-rsid="0009a5dd"/>
    </style:style>
    <style:style style:name="P10" style:family="paragraph" style:parent-style-name="Heading_20_2">
      <style:text-properties officeooo:rsid="0009a5dd" officeooo:paragraph-rsid="0009a5dd"/>
    </style:style>
    <style:style style:name="P11" style:family="paragraph" style:parent-style-name="Heading_20_2">
      <style:text-properties style:text-underline-style="solid" style:text-underline-width="auto" style:text-underline-color="font-color" officeooo:rsid="000b4178" officeooo:paragraph-rsid="000b4178"/>
    </style:style>
    <style:style style:name="P12" style:family="paragraph" style:parent-style-name="Heading_20_2">
      <style:text-properties style:text-underline-style="solid" style:text-underline-width="auto" style:text-underline-color="font-color" officeooo:rsid="000d5e31" officeooo:paragraph-rsid="000d5e31"/>
    </style:style>
    <style:style style:name="T1" style:family="text">
      <style:text-properties officeooo:rsid="0009a5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5e31"/>
    </style:style>
    <style:style style:name="T4" style:family="text">
      <style:text-properties officeooo:rsid="000b4178"/>
    </style:style>
    <style:style style:name="T5" style:family="text">
      <style:text-properties officeooo:rsid="000cdaf0"/>
    </style:style>
    <style:style style:name="T6" style:family="text">
      <style:text-properties officeooo:rsid="000d5e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Compte rendu </text:span></text:h>
      <text:h text:style-name="P9" text:outline-level="1"><text:span text:style-name="T1">Client Geoquizz</text:span></text:h>
      <text:p text:style-name="P3"/>
      <text:h text:style-name="P10" text:outline-level="2"><text:span text:style-name="T2">Accueil </text:span>:</text:h>
      <text:list xml:id="list1867419054216944802" text:style-name="List_20_1">
        <text:list-item>
          <text:p text:style-name="P2">Affichage de l’accueil avec les séries disponibles et le pseudo à renseigner, et les liens vers les scores relatifs aux séries.</text:p>
        </text:list-item>
        <text:list-item>
          <text:p text:style-name="P2">Destruction du token s’il y en a un.</text:p>
        </text:list-item>
        <text:list-item>
          <text:p text:style-name="P2">Requête GET pour récupérer les séries.</text:p>
        </text:list-item>
        <text:list-item>
          <text:p text:style-name="P2">Fonction commencerPartie() qui vérifie si le pseudo et la série ont bien été renseignées, puis effectue un POST <text:span text:style-name="T4">pour enregistrer la partie. Ensuite on enregistre la réponse, contenant un token JWT, dans le store.</text:span></text:p>
        </text:list-item>
      </text:list>
      <text:p text:style-name="P1"/>
      <text:h text:style-name="P11" text:outline-level="2">Jeu :</text:h>
      <text:list xml:id="list214315705045529" text:continue-numbering="true" text:style-name="List_20_1">
        <text:list-item>
          <text:p text:style-name="P4">Si le token est présent, affichage du jeu, sinon redirige vers l’accueil.</text:p>
        </text:list-item>
        <text:list-item>
          <text:p text:style-name="P4">Récupération des photos relative à la série que l’on a précédemment sélectionnée.</text:p>
        </text:list-item>
        <text:list-item>
          <text:p text:style-name="P4">SetMap() initialise la carte</text:p>
        </text:list-item>
        <text:list-item>
          <text:p text:style-name="P5">onMapclick() pose le marqueur du joueur, puis le marqueur correct de la photo. Ensuite il calcule la distance entre ceux-ci, et attribue les points selon le temps <text:span text:style-name="T5">de réponse. On ne peut pas poser d’autre marqueur tant que l’on n’appuie pas sur « Suivant »</text:span></text:p>
        </text:list-item>
        <text:list-item>
          <text:p text:style-name="P5"><text:span text:style-name="T5">SetInter() est un intervalle qui appelle la fonction timer() toute les secondes.</text:span></text:p>
        </text:list-item>
        <text:list-item>
          <text:p text:style-name="P6">Timer() incrémente un compteur tant qu’il n’y a pas de marqueur sur la carte.</text:p>
        </text:list-item>
        <text:list-item>
          <text:p text:style-name="P6">On peut appuyer sur suivant() seulement lorsqu’il y a un marqueur. Cette fonction incrémente l’indice de tableau afin d’afficher le lieu suivant, réinitialise les marqueurs et le compteur.</text:p>
        </text:list-item>
        <text:list-item>
          <text:p text:style-name="P6">La fonction envoyer() permet d’enregistrer le score dans la base de donnée, accompagné du <text:span text:style-name="T6">token</text:span> précédemment obtenue puis redirige vers les meilleurs scores de la série jouée. </text:p>
        </text:list-item>
      </text:list>
      <text:p text:style-name="P7"/>
      <text:h text:style-name="P12" text:outline-level="2">Affichage de scores :</text:h>
      <text:list xml:id="list214316754111017" text:continue-numbering="true" text:style-name="List_20_1">
        <text:list-item>
          <text:p text:style-name="P8">Récupération des parties et des séries, et affichage de ceux-ci. </text:p>
        </text:list-item>
      </text:list>
      <text:p text:style-name="P7"/>
      <text:list xml:id="list214316142938874" text:continue-numbering="true" text:style-name="List_20_1">
        <text:list-header>
          <text:p text:style-name="P6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1:02:28.782932123</meta:creation-date>
    <dc:date>2018-02-09T21:43:14.636987383</dc:date>
    <meta:editing-duration>PT6M54S</meta:editing-duration>
    <meta:editing-cycles>1</meta:editing-cycles>
    <meta:document-statistic meta:table-count="0" meta:image-count="0" meta:object-count="0" meta:page-count="1" meta:paragraph-count="19" meta:word-count="259" meta:character-count="1514" meta:non-whitespace-character-count="1283"/>
    <meta:generator>LibreOffice/5.1.6.2$Linux_X86_64 LibreOffice_project/10m0$Build-2</meta:generator>
  </office:meta>
</office:document-meta>
</file>